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202cm" fo:min-width="0cm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42cm" fo:min-width="0cm"/>
    </style:style>
    <style:style style:name="gr5" style:family="graphic" style:parent-style-name="objectwithoutfill">
      <style:graphic-properties svg:stroke-color="#ffffff" draw:fill="none" draw:textarea-vertical-align="middl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043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2cm" svg:x="0.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09cm" svg:height="0.48cm" draw:transform="skewX (0.161093889959077) rotate (0.136484747505957) translate (0.79cm 0.3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0.9cm" svg:y1="0.4cm" svg:x2="0.7cm" svg:y2="0.9cm">
          <text:p/>
        </draw:line>
        <draw:custom-shape draw:style-name="gr4" draw:text-style-name="P1" draw:layer="layout" svg:width="0.1cm" svg:height="0.3cm" draw:transform="rotate (0.0907571211037051) translate (0.987cm 0.7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099cm" svg:height="0.301cm" draw:transform="skewX (-0.109257611174845) rotate (-0.020245819323135) translate (0.8cm 0.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1cm" svg:height="0.2cm" draw:transform="rotate (-0.394444410950719) translate (0.777cm 0.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1cm" svg:height="0.2cm" draw:transform="rotate (-0.394444410950719) translate (1.078cm 0.3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2" draw:layer="layout" svg:width="0.122cm" svg:height="0.13cm" draw:transform="rotate (-0.580671042138513) translate (0.811058854795172cm 0.404862113891055cm)" svg:viewBox="0 0 123 131" svg:d="M0 4c49-18 84 32 108 65l15 37-13 25">
          <text:p/>
        </draw:path>
        <draw:path draw:style-name="gr5" draw:text-style-name="P2" draw:layer="layout" svg:width="0.196cm" svg:height="0.104cm" draw:transform="rotate (-1.91375352481178) translate (1.15852524681328cm 0.385895362519355cm)" svg:viewBox="0 0 197 105" svg:d="M0 92c46 0 96-17 137 3 80 38 64-48 43-79l-9-16">
          <text:p/>
        </draw:path>
        <draw:line draw:style-name="gr3" draw:text-style-name="P2" draw:layer="layout" svg:x1="0.7cm" svg:y1="0.9cm" svg:x2="0.578cm" svg:y2="0.972cm">
          <text:p/>
        </draw:line>
        <draw:custom-shape draw:style-name="gr1" draw:text-style-name="P1" draw:layer="layout" svg:width="0.2cm" svg:height="0.2cm" svg:x="0.79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09cm" svg:height="0.48cm" draw:transform="skewX (0.161093889959077) rotate (0.136484747505957) translate (0.781cm 1.3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0.891cm" svg:y1="1.4cm" svg:x2="0.691cm" svg:y2="1.9cm">
          <text:p/>
        </draw:line>
        <draw:custom-shape draw:style-name="gr4" draw:text-style-name="P1" draw:layer="layout" svg:width="0.1cm" svg:height="0.3cm" draw:transform="rotate (0.0907571211037051) translate (0.978cm 1.7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099cm" svg:height="0.301cm" draw:transform="skewX (-0.109257611174845) rotate (-0.020245819323135) translate (0.791cm 1.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1cm" svg:height="0.2cm" draw:transform="rotate (-0.394444410950719) translate (0.768cm 1.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1cm" svg:height="0.2cm" draw:transform="rotate (-0.394444410950719) translate (1.069cm 1.3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2" draw:layer="layout" svg:width="0.122cm" svg:height="0.13cm" draw:transform="rotate (-0.580671042138513) translate (0.802058854795173cm 1.40486211389106cm)" svg:viewBox="0 0 123 131" svg:d="M0 4c49-18 84 32 108 65l15 37-13 25">
          <text:p/>
        </draw:path>
        <draw:path draw:style-name="gr5" draw:text-style-name="P2" draw:layer="layout" svg:width="0.196cm" svg:height="0.104cm" draw:transform="rotate (-1.91375352481178) translate (1.14952524681328cm 1.38589536251935cm)" svg:viewBox="0 0 197 105" svg:d="M0 92c46 0 96-17 137 3 80 38 64-48 43-79l-9-16">
          <text:p/>
        </draw:path>
        <draw:line draw:style-name="gr3" draw:text-style-name="P2" draw:layer="layout" svg:x1="0.691cm" svg:y1="1.9cm" svg:x2="0.569cm" svg:y2="1.972cm">
          <text:p/>
        </draw:line>
        <draw:custom-shape draw:style-name="gr1" draw:text-style-name="P1" draw:layer="layout" svg:width="0.2cm" svg:height="0.2cm" svg:x="0.88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09cm" svg:height="0.48cm" draw:transform="skewX (0.161093889959077) rotate (0.136484747505957) translate (0.872cm 2.3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0.982cm" svg:y1="2.4cm" svg:x2="0.782cm" svg:y2="2.9cm">
          <text:p/>
        </draw:line>
        <draw:custom-shape draw:style-name="gr4" draw:text-style-name="P1" draw:layer="layout" svg:width="0.1cm" svg:height="0.3cm" draw:transform="rotate (0.0907571211037051) translate (1.069cm 2.70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099cm" svg:height="0.301cm" draw:transform="skewX (-0.109257611174845) rotate (-0.020245819323135) translate (0.882cm 2.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1cm" svg:height="0.2cm" draw:transform="rotate (-0.394444410950719) translate (0.859cm 2.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1cm" svg:height="0.2cm" draw:transform="rotate (-0.394444410950719) translate (1.16cm 2.3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2" draw:layer="layout" svg:width="0.122cm" svg:height="0.13cm" draw:transform="rotate (-0.580671042138513) translate (0.893058854795172cm 2.40486211389106cm)" svg:viewBox="0 0 123 131" svg:d="M0 4c49-18 84 32 108 65l15 37-13 25">
          <text:p/>
        </draw:path>
        <draw:path draw:style-name="gr5" draw:text-style-name="P2" draw:layer="layout" svg:width="0.196cm" svg:height="0.104cm" draw:transform="rotate (-1.91375352481178) translate (1.24052524681328cm 2.38589536251936cm)" svg:viewBox="0 0 197 105" svg:d="M0 92c46 0 96-17 137 3 80 38 64-48 43-79l-9-16">
          <text:p/>
        </draw:path>
        <draw:line draw:style-name="gr3" draw:text-style-name="P2" draw:layer="layout" svg:x1="0.782cm" svg:y1="2.9cm" svg:x2="0.66cm" svg:y2="2.9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0:03:43.301679352</meta:creation-date>
    <dc:date>2017-10-13T10:15:01.813814771</dc:date>
    <meta:editing-duration>PT11M18S</meta:editing-duration>
    <meta:editing-cycles>2</meta:editing-cycles>
    <meta:generator>LibreOffice/5.4.1.2.0$Linux_X86_64 LibreOffice_project/40m0$Build-2</meta:generator>
    <meta:document-statistic meta:object-count="30"/>
  </office:meta>
</office:document-meta>
</file>